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list-style-name="L1">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style:font-style-asian="normal"/>
    </style:style>
    <style:style style:name="T4"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porations:</text:p>
      <text:list xml:id="list388826141" text:style-name="L1">
        <text:list-item>
          <text:p text:style-name="P3"><text:span text:style-name="T2">viamersa colonies incorporated:</text:span></text:p>
          <text:list>
            <text:list-item>
              <text:p text:style-name="P3">gist:</text:p>
              <text:list>
                <text:list-item>
                  <text:p text:style-name="P2">failed colonial excursion from a race that prefers denser atmospheres, for some reason none of their atmospheric manipulators would affect the density, planet was good on resources, both solar and metallic, but unable to make suitable habitat.</text:p>
                  <text:list>
                    <text:list-item>
                      <text:p text:style-name="P2">Reason for failure: per-lemian geology had system made in high mountains to preserve atmosphere, which was ideal for them (cover from satellites and electronics)</text:p>
                    </text:list-item>
                  </text:list>
                </text:list-item>
              </text:list>
            </text:list-item>
            <text:list-item>
              <text:p text:style-name="P2">logs:</text:p>
            </text:list-item>
          </text:list>
        </text:list-item>
      </text:list>
      <text:list xml:id="list730291294" text:style-name="L2">
        <text:list-item>
          <text:list>
            <text:list-item>
              <text:list>
                <text:list-item>
                  <text:p text:style-name="P4"><text:span text:style-name="T2">“we have settled on the planet, just saw the last of the supply shuttles off. Left behind a communicator beacon in solar orbit in case of problems. About to finish first temporary habitat, will station about 1500 of us. Work begins in 12 (earth days. Figure out universal time unit?) for first repstrap factory.”</text:span></text:p>
                </text:list-item>
                <text:list-item>
                  <text:p text:style-name="P4"><text:span text:style-name="T2">“day 46, seems to be a slight problem with atmospheric condensers, we have still yet to detect even a single change in air. Same density, same impurities, even same weather patterns. What is going on here? I am leading an expedition towards what my meteorologist says is 'the most likely place for something to interfere'. The repstrap factories have made the first generation of new driods, they are going to build more advanced power collectors while we are gone.”</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12T13:19:54.28</meta:creation-date>
    <meta:generator>OpenOffice.org/3.1$Linux OpenOffice.org_project/310m19$Build-9420</meta:generator>
    <dc:date>2010-11-15T21:37:48</dc:date>
    <meta:editing-duration>PT02H46M34S</meta:editing-duration>
    <meta:editing-cycles>3</meta:editing-cycles>
    <dc:creator>admalledd </dc:creator>
    <meta:document-statistic meta:table-count="0" meta:image-count="0" meta:object-count="0" meta:page-count="1" meta:paragraph-count="8" meta:word-count="209" meta:character-count="1245"/>
  </office:meta>
</office:document-meta>
</file>